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Jameel Noori Nastaleeq" svg:font-family="'Jameel Noori Nastaleeq'"/>
    <style:font-face style:name="Jameel Noori Nastaleeq1" svg:font-family="'Jameel Noori Nastaleeq'" style:font-family-generic="roman" style:font-pitch="variable"/>
    <style:font-face style:name="Jameel Noori Nastaleeq2" svg:font-family="'Jameel Noor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044cm" style:use-optimal-column-width="false"/>
    </style:style>
    <style:style style:name="co2" style:family="table-column">
      <style:table-column-properties style:column-width="66.326cm" style:use-optimal-column-width="false"/>
    </style:style>
    <style:style style:name="ro1" style:family="table-row">
      <style:table-row-properties style:row-height="38.074cm" style:use-optimal-row-height="false"/>
    </style:style>
    <style:style style:name="ro2" style:family="table-row">
      <style:table-row-properties style:row-height="19.184cm" style:use-optimal-row-height="false"/>
    </style:style>
    <style:style style:name="ro3" style:family="table-row">
      <style:table-row-properties style:row-height="28.629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layer="layout" svg:width="141.369cm" svg:height="181.21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ایک روز ایک صاحبِ زلفِ دراز نے<text:line-break/>ہم سے کہا کہ کب یہ ہنر مند کی بات ہے<text:line-break/>آتا نہیں ہے ذکرِ رسولِ خدا تمہیں<text:line-break/>بس فاطمہ کی بات ہے، حیدر کی بات ہے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میں نے کیا جو دعوتِ اول کا تذکرہ<text:line-break/>بولے ہٹاؤ اس میں تو حیدر کی بات ہے<text:span text:style-name="T1"><text:line-break/></text:span><text:span text:style-name="T1"/></text:p>
              </table:table-cell>
              <table:table-cell>
                <text:p text:style-name="P1">میں نے کہا کہ ذکرِ رسولِ خدا کروں<text:line-break/>کہنے لگے کہ ہاں یہی جوہر کی بات ہ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میں نے سنایا آیہ تطہیر کا نزول<text:line-break/>بولے ہٹاؤ اِس میں تو ایک گھر کی بات ہے<text:line-break/>میں نے سنایا آیہ تطہیر کا نزول<text:line-break/>بولے کے گھر میں رہنے دو یہ گھر کی بات ہے<text:span text:style-name="T1"><text:line-break/></text:span><text:span text:style-name="T1"/></text:p>
              </table:table-cell>
              <table:table-cell>
                <text:p text:style-name="P1">میں نے کہا جہادِ پیمبر کروں بیان<text:line-break/>خندق کا ذکر ہے کہیں خیبر کی بات ہے<text:line-break/>کہنے لگے کہ اور کوئی تذکرہ کرو<text:line-break/>اس میں تو ساف حیدرِ داور کی بات ہے<text:span text:style-name="T1"><text:line-break/></text:span><text:span text:style-name="T1"/></text:p>
              </table:table-cell>
            </table:table-row>
            <table:table-row table:style-name="ro3">
              <table:table-cell table:style-name="ce1" table:number-columns-spanned="2">
                <text:p text:style-name="P1">میں نے نبی کی بت شکنی کا کیا جو ذکر<text:line-break/>بولے کہ دکھتی ہوئی رگ کو نہ چھیڑیے<text:line-break/>پاءِ علی و دوشِ پیمبر کی بات ہے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میں نے نبی کے آخری حج کا کیا جو ذکر<text:line-break/>بولے کہ یہ غدیر کے ممبر کی بات ہے<text:span text:style-name="T1"><text:line-break/></text:span><text:span text:style-name="T1"/></text:p>
              </table:table-cell>
              <table:table-cell>
                <text:p text:style-name="P1">میں نے سنایا جب شبِ ہجرت کا واقعہ<text:line-break/>بولے کہ یہ رسول کے بستر کی بات ہے<text:span text:style-name="T1"><text:line-break/></text:span><text:span text:style-name="T1"/></text:p>
              </table:table-cell>
            </table:table-row>
            <table:table-row table:style-name="ro1">
              <table:table-cell table:style-name="ce1" table:number-columns-spanned="2">
                <text:p text:style-name="P1">میں نے کہا کہ ذکرِ نبی یا اللہ کس طرح کروں<text:line-break/>احمد کی بات بات میں حیدر کی بات ہے<text:line-break/>بولے کہ ذکر اوروں کا آتا نہیں ہے کیوں<text:line-break/>میں نے کہا کہ یہ تو مقدر کی بات ہے<text:span text:style-name="T1"><text:line-break/></text:span><text:span text:style-name="T1"/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Jameel Noori Nastaleeq" svg:font-family="'Jameel Noori Nastaleeq'"/>
    <style:font-face style:name="Jameel Noori Nastaleeq1" svg:font-family="'Jameel Noori Nastaleeq'" style:font-family-generic="roman" style:font-pitch="variable"/>
    <style:font-face style:name="Jameel Noori Nastaleeq2" svg:font-family="'Jameel Noor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1.376cm" fo:page-height="181.2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7T14:23:42.313979400</dc:date>
    <meta:creation-date>2024-02-19T10:23:18Z</meta:creation-date>
    <meta:generator>LibreOffice/25.8.4.2$Windows_X86_64 LibreOffice_project/290daaa01b999472f0c7a3890eb6a550fd74c6df</meta:generator>
    <meta:editing-duration>PT9M16S</meta:editing-duration>
    <meta:editing-cycles>1</meta:editing-cycles>
    <meta:document-statistic meta:object-count="1"/>
  </office:meta>
</office:document-meta>
</file>